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fo:font-weight="bold" style:font-style-asian="normal" style:font-weight-asian="bold" style:font-style-complex="normal" style:font-weight-complex="bold"/>
    </style:style>
    <style:style style:name="P2" style:family="paragraph" style:parent-style-name="Standard">
      <style:text-properties fo:font-style="italic" fo:font-weight="normal" style:font-style-asian="italic" style:font-weight-asian="normal" style:font-style-complex="italic" style:font-weight-complex="normal"/>
    </style:style>
    <style:style style:name="P3" style:family="paragraph" style:parent-style-name="Standard">
      <style:text-properties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text:span text:style-name="T1"> </text:span><text:span text:style-name="T2">Instruktionssekvens</text:span><text:span text:style-name="T1"> </text:span><text:span text:style-name="T2">(Objektkode).</text:span></text:p>
      <text:p text:style-name="P2"/>
      <text:p text:style-name="P1">Process –<text:span text:style-name="T1"> </text:span><text:span text:style-name="T2">En instans af et program som bliver eksekveret lige nu, dvs. et kørende program.</text:span></text:p>
      <text:p text:style-name="P2"/>
      <text:p text:style-name="P1">Tråd<text:span text:style-name="T1"> – </text:span><text:span text:style-name="T2">Den del af et program der kan eksekveres.</text:span></text:p>
      <text:p text:style-name="P2"/>
      <text:p text:style-name="P1">Fork() –<text:span text:style-name="T2"> Laver en kopi af en tråd i et kørende program.</text:span></text:p>
      <text:p text:style-name="P2"/>
      <text:p text:style-name="P1">Adresserum –<text:span text:style-name="T1"> </text:span><text:span text:style-name="T2">En mængde af adresser.</text:span></text:p>
      <text:p text:style-name="P2"/>
      <text:p text:style-name="P1">CPU-adressérbare adresser –<text:span text:style-name="T2"> De adresser som CPU'en kan arbejde med. Er indbygget i harwaren (32-bit, 64-bit osv.).</text:span></text:p>
      <text:p text:style-name="P2"/>
      <text:p text:style-name="P1">Fysiske adresse –<text:span text:style-name="T2"> Angiver en specifik fysisk lagercelle i det primære lager.</text:span></text:p>
      <text:p text:style-name="P2"/>
      <text:p text:style-name="P1">Virtuelle adresser –<text:span text:style-name="T2"> Referencer til lagerlokationer uafhængig af den fysiste adresse.</text:span></text:p>
      <text:p text:style-name="P2"/>
      <text:p text:style-name="P1">Paging –<text:span text:style-name="T2"> Det virtuelle lager opdeles i et antal sider af fast størrelse. Det fysiske lager deles i et antal rammer som har samme faste størrelse som siderne.</text:span></text:p>
      <text:p text:style-name="P2"><text:tab/>Styresystemet inplacerer sider i rammer og vedligeholder information om dette i en sidetabel. OS vedligeholder en sidetabel pr. proces. En sidetabel holder styr på relationen mellem sider og rammer.</text:p>
      <text:p text:style-name="P2"/>
      <text:p text:style-name="P1">Sidetabel - <text:span text:style-name="T2">holder styr på relationen mellem sider og rammer.</text:span></text:p>
      <text:p text:style-name="P2"/>
      <text:p text:style-name="P1">Segmentering –<text:span text:style-name="T2"> En anden måde at inddele hukommelse. Man kan med segmentering implementere adgangsrettigheder, eksempelvis "read only". Der indgår her en segmenttabel, som virker som sidetabel.</text:span></text:p>
      <text:p text:style-name="P1"><text:span text:style-name="T2"/></text:p>
      <text:p text:style-name="P1">Fem-tilstandsmodellen –<text:span text:style-name="T2"> når man implementerer et styresystem, så bruges fem-tilstandsmodellen til at håndtere trådenes tilstande. </text:span></text:p>
      <text:p text:style-name="P1"><text:span text:style-name="T2"/></text:p>
      <text:p text:style-name="P1">Trådkontrolblok –<text:span text:style-name="T2"> holder styr på trådinformationer, og indeholder </text:span><text:span text:style-name="T1">programtæller, statusregister, </text:span><text:span text:style-name="T2">og </text:span><text:span text:style-name="T1">stackpointer. </text:span><text:span text:style-name="T2">Der er en trådkontrolblok til hver tråd.</text:span></text:p>
      <text:p text:style-name="P1"><text:span text:style-name="T2"/></text:p>
      <text:p text:style-name="P1">Programtæller <text:span text:style-name="T2">- </text:span></text:p>
      <text:p text:style-name="P1"><text:span text:style-name="T2"/></text:p>
      <text:p text:style-name="P1">Statusregistreret<text:span text:style-name="T3"> – </text:span><text:span text:style-name="T2">indeholder CPU flags.</text:span></text:p>
      <text:p text:style-name="P1"><text:span text:style-name="T2"/></text:p>
      <text:p text:style-name="P1">Stackpointer<text:span text:style-name="T2"> – Den peger hen på adressen i hukommelsen hvor en process er kommet til.</text:span></text:p>
      <text:p text:style-name="P1"><text:span text:style-name="T2"/></text:p>
      <text:p text:style-name="P1">Cooperative multiprogramming – <text:span text:style-name="T2">her siger trådene selv: "jeg venter alligevel på et blokerende kald, så giv bare en anden tråd køretid på CPU'en". Der findes en funktion, som man kan bruge til at få tråde til at trække sig tilbage, og lade andre tråde komme til.</text:span></text:p>
      <text:p text:style-name="P1"/>
      <text:p text:style-name="P1">Preemptive multiprogramming – <text:span text:style-name="T2">tvunget schedulering, en tråd har en bestemt kørselstid i CPU'en, og så bliver den blokeret/sat til at sove, indtil den får lov til at køre ig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3M32S</meta:editing-duration>
    <meta:editing-cycles>9</meta:editing-cycles>
    <meta:generator>OpenOffice.org/3.3$Win32 OpenOffice.org_project/330m20$Build-9567</meta:generator>
    <dc:date>2011-04-28T11:37:52.70</dc:date>
    <dc:creator>Simon Frandsen</dc:creator>
    <meta:document-statistic meta:table-count="0" meta:image-count="0" meta:object-count="0" meta:page-count="1" meta:paragraph-count="19" meta:word-count="312" meta:character-count="2017"/>
    <meta:user-defined meta:name="Info 1"/>
    <meta:user-defined meta:name="Info 2"/>
    <meta:user-defined meta:name="Info 3"/>
    <meta:user-defined meta:name="Info 4"/>
  </office:meta>
</office:document-meta>
</file>